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Normal" style:font-pitch="variable" style:font-charset="x-symbol"/>
    <style:font-face style:name="Anonymous Pro" svg:font-family="'Anonymous Pro', Menlo, Consolas, 'Bitstream Vera Sans Mono', 'Courier New',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Liberation Sans" svg:font-family="'Liberation Sans'" style:font-family-generic="swiss" style:font-pitch="variable"/>
    <style:font-face style:name="Meiryo" svg:font-family="Meiryo" style:font-adornments="Normal" style:font-family-generic="swiss" style:font-pitch="variable"/>
    <style:font-face style:name="Meiryo UI" svg:font-family="'Meiryo UI'" style:font-adornments="Normal" style:font-family-generic="swiss" style:font-pitch="variable"/>
    <style:font-face style:name="Miriam" svg:font-family="Miriam" style:font-adornments="Normal" style:font-family-generic="swiss" style:font-pitch="variable"/>
    <style:font-face style:name="Open Sans" svg:font-family="'Open Sans'" style:font-adornments="Normal" style:font-family-generic="swiss" style:font-pitch="variable"/>
    <style:font-face style:name="Raavi" svg:font-family="Raav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075f0"/>
    </style:style>
    <style:style style:name="P2" style:family="paragraph" style:parent-style-name="Text_20_body">
      <style:text-properties fo:font-weight="bold" officeooo:rsid="000075f0" officeooo:paragraph-rsid="000075f0" style:font-weight-asian="bold" style:font-weight-complex="bold"/>
    </style:style>
    <style:style style:name="P3" style:family="paragraph" style:list-style-name="L1"/>
    <style:style style:name="T1" style:family="text">
      <style:text-properties fo:font-weight="normal" style:font-weight-asian="normal" style:font-weight-complex="normal"/>
    </style:style>
    <style:style style:name="T2" style:family="text">
      <style:text-properties fo:font-weight="normal" officeooo:rsid="0000b556" style:font-weight-asian="normal" style:font-weight-complex="normal"/>
    </style:style>
    <style:style style:name="T3" style:family="text">
      <style:text-properties fo:font-weight="normal" officeooo:rsid="000075f0"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0b556" style:font-weight-asian="bold" style:font-weight-complex="bold"/>
    </style:style>
    <style:style style:name="T6" style:family="text">
      <style:text-properties fo:font-weight="bold" officeooo:rsid="0006e853" style:font-weight-asian="bold" style:font-weight-complex="bold"/>
    </style:style>
    <style:style style:name="T7" style:family="text">
      <style:text-properties fo:color="#800000"/>
    </style:style>
    <style:style style:name="T8" style:family="text">
      <style:text-properties fo:color="#800000" officeooo:rsid="000562e9" fo:background-color="#ffff00" loext:char-shading-value="0"/>
    </style:style>
    <style:style style:name="T9" style:family="text">
      <style:text-properties fo:color="#800000" fo:background-color="#ffff00" loext:char-shading-value="0"/>
    </style:style>
    <style:style style:name="T10" style:family="text">
      <style:text-properties officeooo:rsid="000562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EP : Analyse des solutions d’extraction</text:p>
      <text:p text:style-name="P1"/>
      <text:p text:style-name="P2">Action : <text:span text:style-name="T1">Extraire les données de Wikipédia.</text:span></text:p>
      <text:p text:style-name="Text_20_body">Faisabilité : <text:span text:style-name="T2">Faisable grace à des requêtes HTTP.</text:span></text:p>
      <text:p text:style-name="Text_20_body"><text:span text:style-name="T5">Solutions :</text:span><text:span text:style-name="T2"> </text:span><text:span text:style-name="T3">Wikipedia </text:span><text:span text:style-name="T2">offre des API pour récupérer le contenu de ses pages de manière non structurée. Sinon, il est possible d’outrepasser l’API en faisant nous même un extracteur dans le style de CU</text:span>RL ou WGET.</text:p>
      <text:list xml:id="list3126569891666161063" text:style-name="L1">
        <text:list-item>
          <text:p>Utiliser l’API <text:span text:style-name="T10">REST</text:span> <text:span text:style-name="T7">https://en.wikipedia.org/api/rest_v1/page/summary/</text:span><text:span text:style-name="T9">Page_A_Extraire</text:span> pour extraire seulement les premières lignes de l’article et le lien vers sa photo. <text:span text:style-name="T7">Avantage :</text:span> Récupération directe du contenu voulu + l’URL de la photo. <text:span text:style-name="T7">Inconvénient</text:span> : Taille de l’article inconnue, et nous en avons besoin pour connaître la pertinence de l’article. On suppose qu’un article très court est souvent un sujet peu connu, donc non pertinent pour en faire un sujet de question.</text:p>
        </text:list-item>
        <text:list-item>
          <text:p>Utiliser l’API « Action » de Mediawiki, le site sur lequel Wikipedia se base. En utilisant MediaWiki on récupère quelques données pseudo-sémantiques et le texte en entier de l’article : <text:span text:style-name="T7">https://fr.wikipedia.org/w/api.php?action=visualeditor&amp;page=</text:span><text:span text:style-name="T8">Page_A_Extraire</text:span><text:span text:style-name="T7">&amp;format=json&amp;paction=wikitext</text:span></text:p>
        </text:list-item>
        <text:list-item>
          <text:p>Utiliser notre serveur pour faire une requête directement à Wikipedia sur un page aléatoire et la traiter par nos propres moyens.</text:p>
        </text:list-item>
      </text:list>
      <text:p text:style-name="Text_20_body"/>
      <text:p text:style-name="Text_20_body"><text:span text:style-name="T6">Résultats</text:span><text:span text:style-name="T4"> :</text:span> Le choix est difficile, <text:span text:style-name="T10">mais l’idéal est d’utiliser le second choix pour voir ou cela nous amène. Cependant, nous n’avons pas assez de données via le second choix pour extraire les images principales de l’article. Il faudra soit faire des requêtes supplémentaires via le choix n°3, soit utiliser totalement le choix n°3 qui sera plus couteux en terme de traitement des données, vu que nous devrons le faire nous même. De plus, le choix n°2 nous permet de nous concentrer sur l’important : l’analyse du texte en lui mêm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Normal" style:font-pitch="variable" style:font-charset="x-symbol"/>
    <style:font-face style:name="Anonymous Pro" svg:font-family="'Anonymous Pro', Menlo, Consolas, 'Bitstream Vera Sans Mono', 'Courier New',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Liberation Sans" svg:font-family="'Liberation Sans'" style:font-family-generic="swiss" style:font-pitch="variable"/>
    <style:font-face style:name="Meiryo" svg:font-family="Meiryo" style:font-adornments="Normal" style:font-family-generic="swiss" style:font-pitch="variable"/>
    <style:font-face style:name="Meiryo UI" svg:font-family="'Meiryo UI'" style:font-adornments="Normal" style:font-family-generic="swiss" style:font-pitch="variable"/>
    <style:font-face style:name="Miriam" svg:font-family="Miriam" style:font-adornments="Normal" style:font-family-generic="swiss" style:font-pitch="variable"/>
    <style:font-face style:name="Open Sans" svg:font-family="'Open Sans'" style:font-adornments="Normal" style:font-family-generic="swiss" style:font-pitch="variable"/>
    <style:font-face style:name="Raavi" svg:font-family="Raav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Meiryo UI" fo:font-family="'Meiryo UI'"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Meiryo UI" fo:font-family="'Meiryo UI'" style:font-style-name="Normal" style:font-family-generic="swiss" style:font-pitch="variable" fo:font-size="16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6:22:22.976000000</meta:creation-date>
    <dc:date>2017-02-10T00:09:32.917000000</dc:date>
    <meta:editing-duration>PT10M19S</meta:editing-duration>
    <meta:editing-cycles>2</meta:editing-cycles>
    <meta:generator>LibreOffice/5.1.5.2$Windows_x86 LibreOffice_project/7a864d8825610a8c07cfc3bc01dd4fce6a9447e5</meta:generator>
    <meta:document-statistic meta:table-count="0" meta:image-count="0" meta:object-count="0" meta:page-count="1" meta:paragraph-count="8" meta:word-count="272" meta:character-count="1769" meta:non-whitespace-character-count="1508"/>
  </office:meta>
</office:document-meta>
</file>